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51C00000232A90BB653.png"/>
  <manifest:file-entry manifest:media-type="image/png" manifest:full-path="Pictures/100000000000051D0000023047F529B7.png"/>
  <manifest:file-entry manifest:media-type="image/png" manifest:full-path="Pictures/100000000000051A00000257D07279F1.png"/>
  <manifest:file-entry manifest:media-type="image/png" manifest:full-path="Pictures/100000000000051F0000023540A80FF7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master-page-name="Landscape">
      <style:paragraph-properties fo:text-align="center" style:justify-single-word="false" style:page-number="auto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center" style:justify-single-word="false" fo:break-before="page"/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graphics1" text:anchor-type="paragraph" svg:x="-0.512cm" svg:y="0.967cm" svg:width="26.831cm" svg:height="13.998cm" draw:z-index="0"><draw:image xlink:href="Pictures/100000000000051A00000257D07279F1.png" xlink:type="simple" xlink:show="embed" xlink:actuate="onLoad"/></draw:frame>Figure 1</text:p>
      <text:p text:style-name="P2"/>
      <text:p text:style-name="P4"><draw:frame draw:style-name="fr2" draw:name="graphics2" text:anchor-type="paragraph" svg:x="-0.353cm" svg:y="1.822cm" svg:width="26.989cm" svg:height="12.622cm" draw:z-index="1"><draw:image xlink:href="Pictures/100000000000051D0000023047F529B7.png" xlink:type="simple" xlink:show="embed" xlink:actuate="onLoad"/></draw:frame>Figure 2</text:p>
      <text:p text:style-name="P4">Figure 3</text:p>
      <text:p text:style-name="P3"><draw:frame draw:style-name="fr2" draw:name="graphics3" text:anchor-type="paragraph" svg:x="-0.538cm" svg:y="0.741cm" svg:width="26.963cm" svg:height="12.591cm" draw:z-index="2"><draw:image xlink:href="Pictures/100000000000051F0000023540A80FF7.png" xlink:type="simple" xlink:show="embed" xlink:actuate="onLoad"/></draw:frame></text:p>
      <text:p text:style-name="P4">Figure 4</text:p>
      <text:p text:style-name="P3"><draw:frame draw:style-name="fr2" draw:name="graphics4" text:anchor-type="paragraph" svg:x="-1.12cm" svg:y="0.661cm" svg:width="27.995cm" svg:height="14.266cm" draw:z-index="3"><draw:image xlink:href="Pictures/100000000000051C00000232A90BB653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tthew Nunes</meta:initial-creator>
    <meta:creation-date>2014-03-26T16:22:04.09</meta:creation-date>
    <dc:date>2014-03-27T16:34:05.41</dc:date>
    <dc:creator>Matthew Nunes</dc:creator>
    <meta:editing-duration>PT4H59M2S</meta:editing-duration>
    <meta:editing-cycles>4</meta:editing-cycles>
    <meta:generator>OpenOffice/4.0.1$Win32 OpenOffice.org_project/401m5$Build-9714</meta:generator>
    <meta:document-statistic meta:table-count="0" meta:image-count="4" meta:object-count="0" meta:page-count="4" meta:paragraph-count="4" meta:word-count="8" meta:character-count="32"/>
  </office:meta>
</office:document-meta>
</file>